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Párrafodelista" style:list-style-name="LFO1" style:family="paragraph"/>
    <style:style style:name="P22" style:parent-style-name="Párrafodelista" style:list-style-name="LFO1" style:family="paragraph"/>
    <style:style style:name="P23" style:parent-style-name="Párrafodelista" style:list-style-name="LFO1" style:family="paragraph"/>
    <style:style style:name="P24" style:parent-style-name="Párrafodelista" style:list-style-name="LFO1" style:family="paragraph"/>
    <style:style style:name="P25" style:parent-style-name="Párrafodelista" style:list-style-name="LFO1" style:family="paragraph"/>
    <style:style style:name="P26" style:parent-style-name="Párrafodelista" style:list-style-name="LFO1" style:family="paragraph"/>
    <style:style style:name="P27" style:parent-style-name="Párrafodelista" style:list-style-name="LFO1" style:family="paragraph"/>
    <style:style style:name="P28" style:parent-style-name="Párrafodelista" style:list-style-name="LFO1" style:family="paragraph"/>
    <style:style style:name="P29" style:parent-style-name="Párrafodelista" style:list-style-name="LFO1" style:family="paragraph"/>
    <style:style style:name="P30" style:parent-style-name="Párrafodelista" style:list-style-name="LFO1" style:family="paragraph"/>
    <style:style style:name="P31" style:parent-style-name="Párrafodelista" style:list-style-name="LFO1" style:family="paragraph"/>
    <style:style style:name="P32" style:parent-style-name="Párrafodelista" style:list-style-name="LFO1" style:family="paragraph"/>
    <style:style style:name="P33" style:parent-style-name="Párrafodelista" style:list-style-name="LFO1" style:family="paragraph"/>
    <style:style style:name="P34" style:parent-style-name="Párrafodelista" style:list-style-name="LFO1" style:family="paragraph"/>
    <style:style style:name="P35" style:parent-style-name="Párrafodelista" style:list-style-name="LFO1" style:family="paragraph"/>
    <style:style style:name="P36" style:parent-style-name="Párrafodelista" style:list-style-name="LFO1" style:family="paragraph"/>
    <style:style style:name="P37" style:parent-style-name="Párrafodelista" style:list-style-name="LFO1" style:family="paragraph"/>
    <style:style style:name="P38" style:parent-style-name="Párrafodelista" style:list-style-name="LFO1" style:family="paragraph"/>
    <style:style style:name="P39" style:parent-style-name="Párrafodelista" style:list-style-name="LFO1" style:family="paragraph"/>
    <style:style style:name="P40" style:parent-style-name="Párrafodelista" style:list-style-name="LFO1" style:family="paragraph"/>
    <style:style style:name="P41" style:parent-style-name="Párrafodelista" style:list-style-name="LFO1" style:family="paragraph"/>
    <style:style style:name="P42" style:parent-style-name="Párrafodelista" style:list-style-name="LFO1" style:family="paragraph"/>
    <style:style style:name="P43" style:parent-style-name="Párrafodelista" style:list-style-name="LFO1" style:family="paragraph"/>
    <style:style style:name="P44" style:parent-style-name="Párrafodelista" style:list-style-name="LFO1" style:family="paragraph"/>
    <style:style style:name="P45" style:parent-style-name="Párrafodelista" style:list-style-name="LFO1" style:family="paragraph"/>
    <style:style style:name="P46" style:parent-style-name="Párrafodelista" style:list-style-name="LFO1" style:family="paragraph"/>
    <style:style style:name="P47" style:parent-style-name="Párrafodelista" style:list-style-name="LFO1" style:family="paragraph"/>
    <style:style style:name="P48" style:parent-style-name="Párrafodelista" style:list-style-name="LFO1" style:family="paragraph"/>
    <style:style style:name="P49" style:parent-style-name="Párrafodelista" style:list-style-name="LFO1" style:family="paragraph"/>
    <style:style style:name="P50" style:parent-style-name="Párrafodelista" style:list-style-name="LFO1" style:family="paragraph"/>
    <style:style style:name="P51" style:parent-style-name="Párrafodelista" style:list-style-name="LFO1" style:family="paragraph"/>
    <style:style style:name="P52" style:parent-style-name="Párrafodelista" style:list-style-name="LFO1" style:family="paragraph"/>
    <style:style style:name="P53" style:parent-style-name="Párrafodelista" style:list-style-name="LFO1" style:family="paragraph"/>
    <style:style style:name="P54" style:parent-style-name="Párrafodelista" style:list-style-name="LFO1" style:family="paragraph"/>
    <style:style style:name="P55" style:parent-style-name="Párrafodelista" style:list-style-name="LFO1" style:family="paragraph"/>
    <style:style style:name="P56" style:parent-style-name="Párrafodelista" style:list-style-name="LFO1" style:family="paragraph"/>
    <style:style style:name="P57" style:parent-style-name="Párrafodelista" style:list-style-name="LFO1" style:family="paragraph"/>
    <style:style style:name="P58" style:parent-style-name="Párrafodelista" style:list-style-name="LFO1" style:family="paragraph"/>
    <style:style style:name="P59" style:parent-style-name="Párrafodelista" style:list-style-name="LFO1" style:family="paragraph"/>
    <style:style style:name="P60" style:parent-style-name="Párrafodelista" style:list-style-name="LFO1" style:family="paragraph"/>
    <style:style style:name="P61" style:parent-style-name="Párrafodelista" style:list-style-name="LFO1" style:family="paragraph"/>
  </office:automatic-styles>
  <office:body>
    <office:text text:use-soft-page-breaks="true">
      <text:p text:style-name="P1">NOMBRE……………………………………………………………………………………………………………..</text:p>
      <text:p text:style-name="Normal"/>
      <text:p text:style-name="Normal">Marca la respuesta cierta. (X) <text:s/>Cada pregunta vale 0.5 puntos. Cada error resta 0.25 puntos. Las omisiones ni suman ni restan. E<text:tab/>n cada pregunta solo hay una <text:s/>respuesta correcta.</text:p>
      <text:p text:style-name="Normal"/>
      <text:p text:style-name="Normal">1º <text:s/>Son competencias de los delegados de prevención:</text:p>
      <text:list text:style-name="LFO1" text:continue-numbering="true">
        <text:list-item>
          <text:p text:style-name="P2">Colaborar con la dirección de la empresa en la mejora de la acción preventiva.</text:p>
        </text:list-item>
        <text:list-item>
          <text:p text:style-name="P3">Ser consultados por el empresario en materia de prevención.</text:p>
        </text:list-item>
        <text:list-item>
          <text:p text:style-name="P4">Las dos respuestas anteriores son ciertas.</text:p>
        </text:list-item>
      </text:list>
      <text:p text:style-name="Normal">2º La organización de la<text:s/>prevención por parte del empresario si tiene una plantilla de 900 trabajadores tiene que ser:</text:p>
      <text:list text:style-name="LFO1" text:continue-numbering="true">
        <text:list-item>
          <text:p text:style-name="P5">Contratar una empresa ajena, que realiza estas funciones de prevención.</text:p>
        </text:list-item>
        <text:list-item>
          <text:p text:style-name="P6">Designar a un trabajador.</text:p>
        </text:list-item>
        <text:list-item>
          <text:p text:style-name="P7">Crear un servicio de prevención propio.</text:p>
        </text:list-item>
      </text:list>
      <text:p text:style-name="Normal">3º Al realizar una evaluación de riesgos si la valoración es “Intolerable”:</text:p>
      <text:list text:style-name="LFO1" text:continue-numbering="true">
        <text:list-item>
          <text:p text:style-name="P8">El trabajo no debe comenzar, ni continuar hasta que se reduzca el riesgo.</text:p>
        </text:list-item>
        <text:list-item>
          <text:p text:style-name="P9">No se necesita mejorar la acción preventiva.</text:p>
        </text:list-item>
        <text:list-item>
          <text:p text:style-name="P10">Ninguna de las anteriores respuestas es cierta.</text:p>
        </text:list-item>
      </text:list>
      <text:p text:style-name="Normal">4º <text:s/>¿Cuándo se realiza la<text:s/>evaluación de riesgos?:</text:p>
      <text:list text:style-name="LFO1" text:continue-numbering="true">
        <text:list-item>
          <text:p text:style-name="P11">Todas las semanas se tiene que revisar la evaluación de riesgos.</text:p>
        </text:list-item>
        <text:list-item>
          <text:p text:style-name="P12">Cuando se <text:s text:c="2"/>incorpora <text:s/>maquinaria nueva en la empresa.</text:p>
        </text:list-item>
        <text:list-item>
          <text:p text:style-name="P13">Solamente cuando comienza <text:s/>la actividad en la empresa.</text:p>
        </text:list-item>
      </text:list>
      <text:p text:style-name="Normal">5º ¿Qué técnica preventiva estudia los niveles de decibelios dañinos para el oído humano y el tiempo adecuado de exposición?</text:p>
      <text:list text:style-name="LFO1" text:continue-numbering="true">
        <text:list-item>
          <text:p text:style-name="P14">Seguridad en el Trabajo.</text:p>
        </text:list-item>
        <text:list-item>
          <text:p text:style-name="P15">Medicina Laboral.</text:p>
        </text:list-item>
        <text:list-item>
          <text:p text:style-name="P16">Ninguna de las anteriores respuestas es cierta.</text:p>
        </text:list-item>
      </text:list>
      <text:p text:style-name="Normal">6º Son medidas de protección colectiva:</text:p>
      <text:list text:style-name="LFO1" text:continue-numbering="true">
        <text:list-item>
          <text:p text:style-name="P17">Un regulador térmico.</text:p>
        </text:list-item>
        <text:list-item>
          <text:p text:style-name="P18">Una mascarilla.</text:p>
        </text:list-item>
        <text:list-item>
          <text:p text:style-name="P19">Ninguna de las anteriores respuestas es cierta.</text:p>
        </text:list-item>
      </text:list>
      <text:p text:style-name="Normal"/>
      <text:p text:style-name="Normal">7º La ergonomía es:</text:p>
      <text:soft-page-break/>
      <text:list text:style-name="LFO1" text:continue-numbering="true">
        <text:list-item>
          <text:p text:style-name="P20">Es una técnica preventiva, adapta el puesto de trabajo para optimizar su seguridad, confort.</text:p>
        </text:list-item>
        <text:list-item>
          <text:p text:style-name="P21">Es una técnica preventiva cuya finalidad es evitar que se produzcan accidentes de trabajo.</text:p>
        </text:list-item>
        <text:list-item>
          <text:p text:style-name="P22">Las dos respuestas anteriores son ciertas.</text:p>
        </text:list-item>
      </text:list>
      <text:p text:style-name="Normal"/>
      <text:p text:style-name="Normal">8º Las medidas de <text:s/>“prevención” en las actividades de la empresa:</text:p>
      <text:list text:style-name="LFO1" text:continue-numbering="true">
        <text:list-item>
          <text:p text:style-name="P23"><text:s/>Actúan sobre el trabajador.</text:p>
        </text:list-item>
        <text:list-item>
          <text:p text:style-name="P24"><text:s/>Actúan sobre el <text:s/>riesgo causante.</text:p>
        </text:list-item>
        <text:list-item>
          <text:p text:style-name="P25"><text:s/>Ninguna de las respuestas anteriores es cierta.</text:p>
        </text:list-item>
      </text:list>
      <text:p text:style-name="Normal">9º Son EPIS:</text:p>
      <text:list text:style-name="LFO1" text:continue-numbering="true">
        <text:list-item>
          <text:p text:style-name="P26">Una crema de protección, para un trabajador que realiza las tareas al sol.</text:p>
        </text:list-item>
        <text:list-item>
          <text:p text:style-name="P27">La insonorización de un espacio con mucho ruido.</text:p>
        </text:list-item>
        <text:list-item>
          <text:p text:style-name="P28">Las medias de un portero de futbol.</text:p>
        </text:list-item>
      </text:list>
      <text:p text:style-name="Normal">10º <text:s/>El Plan de Prevención de Riesgos Laborales:</text:p>
      <text:list text:style-name="LFO1" text:continue-numbering="true">
        <text:list-item>
          <text:p text:style-name="P29">Deben tenerlo todas aquellas empresas que tengan contratados trabajadores.</text:p>
        </text:list-item>
        <text:list-item>
          <text:p text:style-name="P30">En él se<text:s/>recoge la evaluación de cada uno de los riesgos de la empresa.</text:p>
        </text:list-item>
        <text:list-item>
          <text:p text:style-name="P31">Las dos respuestas anteriores son ciertas.</text:p>
        </text:list-item>
      </text:list>
      <text:p text:style-name="Normal">11º El Plan de Prevención de Riesgos Laborales:</text:p>
      <text:list text:style-name="LFO1" text:continue-numbering="true">
        <text:list-item>
          <text:p text:style-name="P32">Es un documento aprobado por la dirección de la empresa.</text:p>
        </text:list-item>
        <text:list-item>
          <text:p text:style-name="P33">Solo es obligado para las empresas<text:s/>grandes.</text:p>
        </text:list-item>
        <text:list-item>
          <text:p text:style-name="P34">Ninguna de las anteriores respuestas es cierta.</text:p>
        </text:list-item>
      </text:list>
      <text:p text:style-name="Normal">12º <text:s/>La <text:s/>OIT define la “salud” como:</text:p>
      <text:list text:style-name="LFO1" text:continue-numbering="true">
        <text:list-item>
          <text:p text:style-name="P35">Un estado de completo bienestar físico, mental y social.</text:p>
        </text:list-item>
        <text:list-item>
          <text:p text:style-name="P36">Un estado de bienestar físico.</text:p>
        </text:list-item>
        <text:list-item>
          <text:p text:style-name="P37">Un estado de bienestar físico y mental.</text:p>
        </text:list-item>
      </text:list>
      <text:p text:style-name="Normal">13º <text:s/>Pedrito ha tenido un accidente en la carretera mientras regresaba de su trabajo:</text:p>
      <text:list text:style-name="LFO1" text:continue-numbering="true">
        <text:list-item>
          <text:p text:style-name="P38">Es un Accidente de trabajo in itinere.</text:p>
        </text:list-item>
        <text:list-item>
          <text:p text:style-name="P39">Es un Accidente no laboral.</text:p>
        </text:list-item>
        <text:list-item>
          <text:p text:style-name="P40">Es una Enfermedad profesional.</text:p>
        </text:list-item>
      </text:list>
      <text:p text:style-name="Normal"/>
      <text:p text:style-name="Normal">14º <text:s/>La Inspección de Trabajo y Seguridad Social:</text:p>
      <text:soft-page-break/>
      <text:list text:style-name="LFO1" text:continue-numbering="true">
        <text:list-item>
          <text:p text:style-name="P41">Asesora e informa a las empresas y trabajadores en materia laboral y de prevención de riesgos laborales.</text:p>
        </text:list-item>
        <text:list-item>
          <text:p text:style-name="P42">Levanta acta de la infracción cometida y propone las sanciones correspondientes ante las autoridades laborales competentes.</text:p>
        </text:list-item>
        <text:list-item>
          <text:p text:style-name="P43">Las<text:s/>dos respuestas<text:s/>anteriores<text:s/>son<text:s/>ciertas.</text:p>
        </text:list-item>
      </text:list>
      <text:p text:style-name="Normal">15º Las vibraciones se pueden transmitir al cuerpo humano:</text:p>
      <text:list text:style-name="LFO1" text:continue-numbering="true">
        <text:list-item>
          <text:p text:style-name="P44">A través del sistema mano-brazo.</text:p>
        </text:list-item>
        <text:list-item>
          <text:p text:style-name="P45">A través de las vías respiratorias.</text:p>
        </text:list-item>
        <text:list-item>
          <text:p text:style-name="P46">Ninguna de las anteriores respuestas es cierta.</text:p>
        </text:list-item>
      </text:list>
      <text:p text:style-name="Normal">16º Se utilizan radiaciones <text:s/>no ionizantes:</text:p>
      <text:list text:style-name="LFO1" text:continue-numbering="true">
        <text:list-item>
          <text:p text:style-name="P47">En los tratamientos de <text:s/>radioterapia.</text:p>
        </text:list-item>
        <text:list-item>
          <text:p text:style-name="P48">En las lámparas de UVA.</text:p>
        </text:list-item>
        <text:list-item>
          <text:p text:style-name="P49">En las centrales nucleares.</text:p>
        </text:list-item>
      </text:list>
      <text:p text:style-name="Normal">17º <text:s/>Los riesgos físicos, como el ruido se encuentran presentes en profesiones como:</text:p>
      <text:p text:style-name="Normal">(En donde más ruido se produce habitualmente)</text:p>
      <text:list text:style-name="LFO1" text:continue-numbering="true">
        <text:list-item>
          <text:p text:style-name="P50">Carpintero.</text:p>
        </text:list-item>
        <text:list-item>
          <text:p text:style-name="P51">Bibliotecario.</text:p>
        </text:list-item>
        <text:list-item>
          <text:p text:style-name="P52">Pescador artesanal.</text:p>
        </text:list-item>
      </text:list>
      <text:p text:style-name="Normal">18º La señales presentes en los lugares de trabajo de<text:s/>color rojo y blanco nos indican:</text:p>
      <text:list text:style-name="LFO1" text:continue-numbering="true">
        <text:list-item>
          <text:p text:style-name="P53">Salvamento o auxilio.</text:p>
        </text:list-item>
        <text:list-item>
          <text:p text:style-name="P54">Advertencia.</text:p>
        </text:list-item>
        <text:list-item>
          <text:p text:style-name="P55">Lucha contra incendios.</text:p>
        </text:list-item>
      </text:list>
      <text:p text:style-name="Normal">19º Las señales de obligación son de color:</text:p>
      <text:list text:style-name="LFO1" text:continue-numbering="true">
        <text:list-item>
          <text:p text:style-name="P56">Azul y blanco.</text:p>
        </text:list-item>
        <text:list-item>
          <text:p text:style-name="P57">Rojo y blanco.</text:p>
        </text:list-item>
        <text:list-item>
          <text:p text:style-name="P58">Amarillo y negro.</text:p>
        </text:list-item>
      </text:list>
      <text:p text:style-name="Normal">20º Señala de las siguientes situaciones cuáles son Enfermedades profesionales:</text:p>
      <text:list text:style-name="LFO1" text:continue-numbering="true">
        <text:list-item>
          <text:p text:style-name="P59">Lesión ocular <text:s/>por introducción de una esquirla, mientras se estaba soldando metal.</text:p>
        </text:list-item>
        <text:list-item>
          <text:p text:style-name="P60">Hipoacusia causada por trabajos en calderería.</text:p>
        </text:list-item>
        <text:list-item>
          <text:p text:style-name="P61">Esguince de tobillo por una caída en las escaleras del metro, al dirigirse al trabajo.</text:p>
        </text:list-item>
      </text:list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A DELIA SUÁREZ HERNÁNDEZ</meta:initial-creator>
    <dc:creator>ROSA DELIA</dc:creator>
    <meta:creation-date>2020-10-05T22:56:00Z</meta:creation-date>
    <dc:date>2020-10-05T23:14:00Z</dc:date>
    <meta:print-date>2020-10-05T23:03:00Z</meta:print-date>
    <meta:template xlink:href="Normal" xlink:type="simple"/>
    <meta:editing-cycles>3</meta:editing-cycles>
    <meta:editing-duration>PT960S</meta:editing-duration>
    <meta:document-statistic meta:page-count="3" meta:paragraph-count="8" meta:word-count="656" meta:character-count="4259" meta:row-count="30" meta:non-whitespace-character-count="3611"/>
  </office:meta>
</office:document-meta>
</file>